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2.svm" manifest:media-type=""/>
  <manifest:file-entry manifest:full-path="Pictures/TablePreview11.svm" manifest:media-type=""/>
  <manifest:file-entry manifest:full-path="Pictures/TablePreview4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10.svm" manifest:media-type=""/>
  <manifest:file-entry manifest:full-path="Pictures/TablePreview1.svm" manifest:media-type=""/>
  <manifest:file-entry manifest:full-path="Pictures/TablePreview5.svm" manifest:media-type=""/>
  <manifest:file-entry manifest:full-path="Pictures/TablePreview6.svm" manifest:media-type=""/>
  <manifest:file-entry manifest:full-path="Pictures/TablePreview7.svm" manifest:media-type=""/>
  <manifest:file-entry manifest:full-path="Pictures/TablePreview8.svm" manifest:media-type=""/>
  <manifest:file-entry manifest:full-path="Pictures/TablePreview9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start="Circle" draw:marker-start-width="0.3cm" draw:marker-end="Arrow" draw:marker-end-width="0.3cm" draw:fill="none" draw:textarea-vertical-align="middl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0.74cm" fo:min-width="1.056cm"/>
    </style:style>
    <style:style style:name="gr5" style:family="graphic">
      <style:graphic-properties style:protect="size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notes">
      <style:graphic-properties draw:fill-color="#ffffff" fo:min-height="13.364cm"/>
    </style:style>
    <style:style style:name="co1" style:family="table-column">
      <style:table-column-properties style:column-width="3.639cm" style:use-optimal-column-width="false"/>
    </style:style>
    <style:style style:name="co2" style:family="table-column">
      <style:table-column-properties style:column-width="3.667cm" style:use-optimal-column-width="false"/>
    </style:style>
    <style:style style:name="co3" style:family="table-column">
      <style:table-column-properties style:column-width="3.695cm" style:use-optimal-column-width="false"/>
    </style:style>
    <style:style style:name="co4" style:family="table-column">
      <style:table-column-properties style:column-width="5.002cm" style:use-optimal-column-width="false"/>
    </style:style>
    <style:style style:name="co5" style:family="table-column">
      <style:table-column-properties style:column-width="3.747cm" style:use-optimal-column-width="false"/>
    </style:style>
    <style:style style:name="co6" style:family="table-column">
      <style:table-column-properties style:column-width="3.723cm" style:use-optimal-column-width="false"/>
    </style:style>
    <style:style style:name="co7" style:family="table-column">
      <style:table-column-properties style:column-width="4.084cm" style:use-optimal-column-width="false"/>
    </style:style>
    <style:style style:name="co8" style:family="table-column">
      <style:table-column-properties style:column-width="1.109cm" style:use-optimal-column-width="false"/>
    </style:style>
    <style:style style:name="ro1" style:family="table-row">
      <style:table-row-properties style:row-height="1.511cm"/>
    </style:style>
    <style:style style:name="ro2" style:family="table-row">
      <style:table-row-properties style:row-height="1.421cm"/>
    </style:style>
    <style:style style:name="ro3" style:family="table-row">
      <style:table-row-properties style:row-height="1.445cm"/>
    </style:style>
    <style:style style:name="ro4" style:family="table-row">
      <style:table-row-properties style:row-height="-3.671cm"/>
    </style:style>
    <style:style style:name="ro5" style:family="table-row">
      <style:table-row-properties style:row-height="1.015cm"/>
    </style:style>
    <style:style style:name="ro6" style:family="table-row">
      <style:table-row-properties style:row-height="1.447cm"/>
    </style:style>
    <style:style style:name="ro7" style:family="table-row">
      <style:table-row-properties style:row-height="0.655cm"/>
    </style:style>
    <style:style style:name="ro8" style:family="table-row">
      <style:table-row-properties style:row-height="0.972cm"/>
    </style:style>
    <style:style style:name="ce1" style:family="table-cell">
      <loext:graphic-properties draw:fill="none"/>
      <style:paragraph-properties fo:border-left="0.85pt solid #000000" fo:border-right="0.03pt solid #ffffff" fo:border-top="0.03pt solid #ffffff" fo:border-bottom="0.03pt solid #ffffff"/>
      <style:text-properties fo:font-size="10pt" style:font-size-asian="18pt" style:font-size-complex="18pt"/>
    </style:style>
    <style:style style:name="P1" style:family="paragraph">
      <style:text-properties fo:font-size="32pt" style:font-size-asian="32pt" style:font-size-complex="32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3pt" style:font-size-asian="13pt" style:font-size-complex="13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/>
      <style:paragraph-properties fo:text-align="center"/>
      <style:text-properties fo:font-size="11pt" style:font-size-asian="11pt" style:font-size-complex="11pt"/>
    </style:style>
    <style:style style:name="P6" style:family="paragraph">
      <loext:graphic-properties draw:fill-color="#ffffff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13pt" style:font-size-asian="13pt" style:font-size-complex="13pt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fo:font-size="10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text-style-name="P1" draw:layer="layout" svg:width="9cm" svg:height="3.506cm" svg:x="-1.2cm" svg:y="0cm" presentation:class="title" presentation:user-transformed="true">
          <draw:text-box>
            <text:p><text:span text:style-name="T1">Égère state machine</text:span></text:p>
          </draw:text-box>
        </draw:frame>
        <draw:custom-shape draw:style-name="gr1" draw:text-style-name="P3" xml:id="id1" draw:id="id1" draw:layer="layout" svg:width="2.2cm" svg:height="1.4cm" svg:x="3.8cm" svg:y="4cm">
          <text:p text:style-name="P2"><text:span text:style-name="T2">ini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3" xml:id="id9" draw:id="id9" draw:layer="layout" svg:width="2.2cm" svg:height="1.4cm" svg:x="19.505cm" svg:y="17.384cm">
          <text:p text:style-name="P2"><text:span text:style-name="T2">parachu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4" draw:layer="layout" draw:type="line" svg:x1="4.894cm" svg:y1="2.984cm" svg:x2="4.9cm" svg:y2="4cm" draw:end-shape="id1" draw:end-glue-point="4" svg:d="M4894 2984l6 1016" svg:viewBox="0 0 7 1017">
          <text:p/>
        </draw:connector>
        <draw:custom-shape draw:style-name="gr1" draw:text-style-name="P3" xml:id="id2" draw:id="id2" draw:layer="layout" svg:width="2.2cm" svg:height="1.4cm" svg:x="0.8cm" svg:y="6.4cm">
          <text:p text:style-name="P2"><text:span text:style-name="T2">lock #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5" draw:layer="layout" draw:type="curve" svg:x1="3.8cm" svg:y1="4.7cm" svg:x2="1.9cm" svg:y2="6.4cm" draw:start-shape="id1" draw:start-glue-point="6" draw:end-shape="id2" draw:end-glue-point="4" svg:d="M3800 4700c-1267 0-1900 566-1900 1700" svg:viewBox="0 0 1901 1701">
          <text:p text:style-name="P2"><text:span text:style-name="T3">sepa_open</text:span></text:p>
        </draw:connector>
        <draw:custom-shape draw:style-name="gr1" draw:text-style-name="P3" xml:id="id3" draw:id="id3" draw:layer="layout" svg:width="2.2cm" svg:height="1.4cm" svg:x="0.8cm" svg:y="9.4cm">
          <text:p text:style-name="P2"><text:span text:style-name="T2">lock #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3" xml:id="id4" draw:id="id4" draw:layer="layout" svg:width="2.2cm" svg:height="1.4cm" svg:x="0.8cm" svg:y="14cm">
          <text:p text:style-name="P2"><text:span text:style-name="T2">lock #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5" draw:layer="layout" draw:type="curve" svg:x1="1.9cm" svg:y1="7.8cm" svg:x2="1.9cm" svg:y2="9.4cm" draw:start-shape="id2" draw:start-glue-point="8" draw:end-shape="id3" draw:end-glue-point="4" svg:d="M1900 7800v1600" svg:viewBox="0 0 1 1601">
          <text:p text:style-name="P2"><text:span text:style-name="T3">sepa_closed</text:span></text:p>
        </draw:connector>
        <draw:connector draw:style-name="gr3" draw:text-style-name="P5" draw:layer="layout" draw:type="curve" svg:x1="1.9cm" svg:y1="10.8cm" svg:x2="1.9cm" svg:y2="14cm" draw:start-shape="id3" draw:start-glue-point="8" draw:end-shape="id4" draw:end-glue-point="4" svg:d="M1900 10800v3200" svg:viewBox="0 0 1 3201">
          <text:p text:style-name="P2"><text:span text:style-name="T3">time_out</text:span></text:p>
        </draw:connector>
        <draw:custom-shape draw:style-name="gr1" draw:text-style-name="P3" xml:id="id5" draw:id="id5" draw:layer="layout" svg:width="2.2cm" svg:height="1.4cm" svg:x="3.8cm" svg:y="17.6cm">
          <text:p text:style-name="P2"><text:span text:style-name="T2">waiti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5" draw:layer="layout" draw:type="curve" svg:x1="1.9cm" svg:y1="15.4cm" svg:x2="3.8cm" svg:y2="18.3cm" draw:start-shape="id4" draw:start-glue-point="8" draw:end-shape="id5" draw:end-glue-point="6" svg:d="M1900 15400c0 1934 633 2900 1900 2900" svg:viewBox="0 0 1901 2901">
          <text:p text:style-name="P2"><text:span text:style-name="T3">time_out</text:span></text:p>
        </draw:connector>
        <draw:connector draw:style-name="gr3" draw:text-style-name="P5" draw:layer="layout" draw:type="curve" draw:line-skew="1.447cm" svg:x1="5.678cm" svg:y1="5.195cm" svg:x2="4.9cm" svg:y2="17.6cm" draw:start-shape="id1" draw:start-glue-point="9" draw:end-shape="id5" draw:end-glue-point="4" svg:d="M5678 5195c0 11629-778 5427-778 12405" svg:viewBox="0 0 779 12406">
          <text:p text:style-name="P2"><text:span text:style-name="T3">sepa_closed</text:span></text:p>
        </draw:connector>
        <draw:custom-shape draw:style-name="gr1" draw:text-style-name="P3" xml:id="id6" draw:id="id6" draw:layer="layout" svg:width="2.2cm" svg:height="1.4cm" svg:x="10.8cm" svg:y="17.4cm">
          <text:p text:style-name="P2"><text:span text:style-name="T2">fligh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3" xml:id="id8" draw:id="id8" draw:layer="layout" svg:width="2.2cm" svg:height="1.4cm" svg:x="19.4cm" svg:y="13.2cm">
          <text:p text:style-name="P2"><text:span text:style-name="T2">unloc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5" draw:layer="layout" draw:type="curve" draw:line-skew="-0.003cm" svg:x1="4.9cm" svg:y1="19cm" svg:x2="11.9cm" svg:y2="18.8cm" draw:start-shape="id5" draw:start-glue-point="8" draw:end-shape="id6" draw:end-glue-point="8" svg:d="M4900 19000c0 748 7000 848 7000-200" svg:viewBox="0 0 7001 775">
          <text:p text:style-name="P2"><text:span text:style-name="T3">take_off</text:span></text:p>
        </draw:connector>
        <draw:custom-shape draw:style-name="gr1" draw:text-style-name="P3" xml:id="id11" draw:id="id11" draw:layer="layout" svg:width="2.2cm" svg:height="1.4cm" svg:x="19.4cm" svg:y="9.2cm">
          <text:p text:style-name="P2"><text:span text:style-name="T2">brak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5" draw:layer="layout" draw:type="curve" svg:x1="12.678cm" svg:y1="17.605cm" svg:x2="13.1cm" svg:y2="12.4cm" draw:start-shape="id6" draw:start-glue-point="11" draw:end-shape="id7" draw:end-glue-point="8" svg:d="M12678 17605c0-4056 422-1454 422-5205" svg:viewBox="0 0 423 5206">
          <text:p text:style-name="P2"><text:span text:style-name="T3">time_out</text:span></text:p>
        </draw:connector>
        <draw:connector draw:style-name="gr3" draw:text-style-name="P5" draw:layer="layout" draw:type="curve" svg:x1="20.5cm" svg:y1="14.6cm" svg:x2="20.605cm" svg:y2="17.384cm" draw:start-shape="id8" draw:start-glue-point="8" draw:end-shape="id9" svg:d="M20500 14600c0 2089 105 698 105 2784" svg:viewBox="0 0 106 2785">
          <text:p text:style-name="P2"><text:span text:style-name="T3">sepa_open</text:span></text:p>
        </draw:connector>
        <draw:frame draw:style-name="standard" draw:layer="layout" svg:width="3.638cm" svg:height="1.836cm" svg:x="22.12cm" svg:y="17.134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><text:span text:style-name="T4">cmde cone stop</text:span></text:p>
                <text:p><text:span text:style-name="T4">cmde earo stop</text:span></text:p>
                <text:p><text:span text:style-name="T4">led alive 1 / 4 s</text:span></text:p>
                <text:p><text:span text:style-name="T4">led signal 1 / 4 s</text:span>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style-name="gr4" draw:text-style-name="P3" xml:id="id10" draw:id="id10" draw:layer="layout" svg:width="2.2cm" svg:height="1.4cm" svg:x="19.4cm" svg:y="5.425cm">
          <text:p text:style-name="P2"><text:span text:style-name="T2">open</text:span></text:p>
          <text:p text:style-name="P2"><text:span text:style-name="T2">seq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5" draw:layer="layout" draw:type="curve" svg:x1="20.5cm" svg:y1="6.825cm" svg:x2="20.5cm" svg:y2="9.2cm" draw:start-shape="id10" draw:start-glue-point="8" draw:end-shape="id11" draw:end-glue-point="4" svg:d="M20500 6825v2375" svg:viewBox="0 0 1 2376">
          <text:p text:style-name="P2"><text:span text:style-name="T3">time_out</text:span></text:p>
        </draw:connector>
        <draw:frame draw:style-name="standard" draw:layer="layout" svg:width="3.666cm" svg:height="1.442cm" svg:x="22.084cm" svg:y="9.127cm">
          <table:table table:template-name="default" table:use-first-row-styles="true" table:use-banding-rows-styles="true">
            <table:table-column table:style-name="co2"/>
            <table:table-row table:style-name="ro2">
              <table:table-cell table:style-name="ce1">
                <text:p><text:span text:style-name="T4">cmde cone stop</text:span></text:p>
                <text:p><text:span text:style-name="T4">cmde aero open</text:span></text:p>
                <text:p><text:span text:style-name="T4">time-out = 0.2 s</text:span></text:p>
              </table:table-cell>
            </table:table-row>
          </table:table>
          <draw:image xlink:href="Pictures/TablePreview2.svm" xlink:type="simple" xlink:show="embed" xlink:actuate="onLoad"/>
        </draw:frame>
        <draw:connector draw:style-name="gr3" draw:text-style-name="P5" draw:layer="layout" draw:type="curve" svg:x1="19.722cm" svg:y1="13.405cm" svg:x2="19.722cm" svg:y2="10.395cm" draw:start-shape="id8" draw:start-glue-point="5" draw:end-shape="id11" draw:end-glue-point="7" svg:d="M19722 13405v-3010" svg:viewBox="0 0 1 3011">
          <text:p text:style-name="P2"><text:span text:style-name="T3">time_out</text:span></text:p>
        </draw:connector>
        <draw:connector draw:style-name="gr3" draw:text-style-name="P5" draw:layer="layout" draw:type="curve" svg:x1="21.278cm" svg:y1="10.395cm" svg:x2="21.278cm" svg:y2="13.405cm" draw:start-shape="id11" draw:start-glue-point="9" draw:end-shape="id8" draw:end-glue-point="11" svg:d="M21278 10395v3010" svg:viewBox="0 0 1 3011">
          <text:p text:style-name="P2"><text:span text:style-name="T3">time_out</text:span></text:p>
        </draw:connector>
        <draw:frame draw:style-name="standard" draw:layer="layout" svg:width="3.694cm" svg:height="1.836cm" svg:x="22.196cm" svg:y="5.336cm">
          <table:table table:template-name="default" table:use-first-row-styles="true" table:use-banding-rows-styles="true">
            <table:table-column table:style-name="co3"/>
            <table:table-row table:style-name="ro3">
              <table:table-cell table:style-name="ce1">
                <text:p><text:span text:style-name="T4">cmde cone open</text:span></text:p>
                <text:p><text:span text:style-name="T4">cmde aero stop</text:span></text:p>
                <text:p><text:span text:style-name="T4">led alive 0.1 / 0.1 s</text:span></text:p>
                <text:p><text:span text:style-name="T4">time-out = 0.2 s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3.694cm" svg:height="1.442cm" svg:x="22.156cm" svg:y="13.136cm">
          <table:table table:template-name="default" table:use-first-row-styles="true" table:use-banding-rows-styles="true">
            <table:table-column table:style-name="co3"/>
            <table:table-row table:style-name="ro4">
              <table:table-cell table:style-name="ce1">
                <text:p><text:span text:style-name="T4">cmde cone open </text:span></text:p>
                <text:p><text:span text:style-name="T4">cmde aero stop</text:span></text:p>
                <text:p><text:span text:style-name="T4">time-out = 0.2 s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standard" draw:layer="layout" svg:width="5.001cm" svg:height="1.048cm" svg:x="13.278cm" svg:y="17.679cm">
          <table:table table:template-name="default" table:use-first-row-styles="true" table:use-banding-rows-styles="true">
            <table:table-column table:style-name="co4"/>
            <table:table-row table:style-name="ro5">
              <table:table-cell table:style-name="ce1">
                <text:p><text:span text:style-name="T4">led signal 0.1 / 0.1 s</text:span></text:p>
                <text:p><text:span text:style-name="T4">time-out = window begin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standard" draw:layer="layout" svg:width="3.746cm" svg:height="1.446cm" svg:x="6.28cm" svg:y="3.93cm">
          <table:table table:template-name="default" table:use-first-row-styles="true" table:use-banding-rows-styles="true">
            <table:table-column table:style-name="co5"/>
            <table:table-row table:style-name="ro6">
              <table:table-cell table:style-name="ce1">
                <text:p><text:span text:style-name="T4">cmde cone stop</text:span></text:p>
                <text:p><text:span text:style-name="T4">cmde earo stop</text:span></text:p>
                <text:p><text:span text:style-name="T4">led alive 0.5 / 2 s</text:span>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standard" draw:layer="layout" svg:width="3.722cm" svg:height="1.836cm" svg:x="3.294cm" svg:y="6.231cm">
          <table:table table:template-name="default" table:use-first-row-styles="true" table:use-banding-rows-styles="true">
            <table:table-column table:style-name="co6"/>
            <table:table-row table:style-name="ro6">
              <table:table-cell table:style-name="ce1">
                <text:p><text:span text:style-name="T4">cmde cone open</text:span></text:p>
                <text:p><text:span text:style-name="T4">cmde earo open</text:span></text:p>
                <text:p><text:span text:style-name="T4">led alive 0 / 1 s</text:span></text:p>
                <text:p><text:span text:style-name="T4">led signal 0.1 / 0.1 s</text:span>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standard" draw:layer="layout" svg:width="3.722cm" svg:height="1.836cm" svg:x="3.274cm" svg:y="9.37cm">
          <table:table table:template-name="default" table:use-first-row-styles="true" table:use-banding-rows-styles="true">
            <table:table-column table:style-name="co6"/>
            <table:table-row table:style-name="ro6">
              <table:table-cell table:style-name="ce1">
                <text:p><text:span text:style-name="T4">cmde aero close</text:span></text:p>
                <text:p><text:span text:style-name="T4">led alive 1 / 0 s</text:span></text:p>
                <text:p><text:span text:style-name="T4">led signam 0 / 1 s</text:span></text:p>
                <text:p><text:span text:style-name="T4">time-out = 5s</text:span></text:p>
              </table:table-cell>
            </table:table-row>
          </table:table>
          <draw:image xlink:href="Pictures/TablePreview8.svm" xlink:type="simple" xlink:show="embed" xlink:actuate="onLoad"/>
        </draw:frame>
        <draw:frame draw:style-name="standard" draw:layer="layout" svg:width="3.722cm" svg:height="1.446cm" svg:x="3.254cm" svg:y="13.87cm">
          <table:table table:template-name="default" table:use-first-row-styles="true" table:use-banding-rows-styles="true">
            <table:table-column table:style-name="co6"/>
            <table:table-row table:style-name="ro6">
              <table:table-cell table:style-name="ce1">
                <text:p><text:span text:style-name="T4">cmde cone close</text:span></text:p>
                <text:p><text:span text:style-name="T4">led signal 1 / 0 s</text:span></text:p>
                <text:p><text:span text:style-name="T4">time-out = 1 s</text:span></text:p>
              </table:table-cell>
            </table:table-row>
          </table:table>
          <draw:image xlink:href="Pictures/TablePreview9.svm" xlink:type="simple" xlink:show="embed" xlink:actuate="onLoad"/>
        </draw:frame>
        <draw:frame draw:style-name="standard" draw:layer="layout" svg:width="3.722cm" svg:height="1.446cm" svg:x="6.474cm" svg:y="17.431cm">
          <table:table table:template-name="default" table:use-first-row-styles="true" table:use-banding-rows-styles="true">
            <table:table-column table:style-name="co6"/>
            <table:table-row table:style-name="ro6">
              <table:table-cell table:style-name="ce1">
                <text:p><text:span text:style-name="T4">cmde cone stop</text:span></text:p>
                <text:p><text:span text:style-name="T4">cmde aero stop</text:span></text:p>
                <text:p><text:span text:style-name="T4">led alive 0.4 / 2 s</text:span></text:p>
              </table:table-cell>
            </table:table-row>
          </table:table>
          <draw:image xlink:href="Pictures/TablePreview10.svm" xlink:type="simple" xlink:show="embed" xlink:actuate="onLoad"/>
        </draw:frame>
        <draw:frame draw:style-name="standard" draw:layer="layout" svg:width="4.083cm" svg:height="0.654cm" svg:x="14.381cm" svg:y="11.471cm">
          <table:table table:template-name="default" table:use-first-row-styles="true" table:use-banding-rows-styles="true">
            <table:table-column table:style-name="co7"/>
            <table:table-row table:style-name="ro7">
              <table:table-cell table:style-name="ce1">
                <text:p><text:span text:style-name="T4">time-out = window end</text:span></text:p>
              </table:table-cell>
            </table:table-row>
          </table:table>
          <draw:image xlink:href="Pictures/TablePreview11.svm" xlink:type="simple" xlink:show="embed" xlink:actuate="onLoad"/>
        </draw:frame>
        <draw:custom-shape draw:style-name="gr4" draw:text-style-name="P3" xml:id="id7" draw:id="id7" draw:layer="layout" svg:width="2.2cm" svg:height="1.4cm" svg:x="12cm" svg:y="11cm">
          <text:p text:style-name="P2"><text:span text:style-name="T2">window</text:span></text:p>
          <text:p text:style-name="P2"><text:span text:style-name="T2">begi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xml:id="id12" draw:id="id12" draw:layer="layout" svg:width="2.2cm" svg:height="1.4cm" svg:x="9cm" svg:y="7.6cm">
          <text:p text:style-name="P2"><text:span text:style-name="T2">balisti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5" draw:layer="layout" draw:type="curve" svg:x1="13.878cm" svg:y1="11.205cm" svg:x2="19.722cm" svg:y2="6.62cm" draw:start-shape="id7" draw:start-glue-point="11" draw:end-shape="id10" draw:end-glue-point="7" svg:d="M13878 11205c0-3438 5844-1146 5844-4585" svg:viewBox="0 0 5845 4586">
          <text:p text:style-name="P2"><text:span text:style-name="T3">time_out</text:span></text:p>
          <text:p text:style-name="P2"><text:span text:style-name="T3">||</text:span></text:p>
          <text:p text:style-name="P2"><text:span text:style-name="T3">balistic_down</text:span></text:p>
          <text:p text:style-name="P2"><text:span text:style-name="T3">||</text:span></text:p>
          <text:p text:style-name="P2"><text:span text:style-name="T3">lat acc trigger</text:span></text:p>
        </draw:connector>
        <draw:connector draw:style-name="gr3" draw:text-style-name="P5" draw:layer="layout" draw:type="curve" svg:x1="11.122cm" svg:y1="17.605cm" svg:x2="10.1cm" svg:y2="9cm" draw:start-shape="id6" draw:start-glue-point="5" draw:end-shape="id12" draw:end-glue-point="8" svg:d="M11122 17605c0-6606-1022-2304-1022-8605" svg:viewBox="0 0 1023 8606">
          <text:p text:style-name="P2"><text:span text:style-name="T3">balistic_up</text:span></text:p>
        </draw:connector>
        <draw:frame draw:style-name="standard" draw:layer="layout" svg:width="1.108cm" svg:height="0.971cm" svg:x="11.469cm" svg:y="7.839cm">
          <table:table table:template-name="default">
            <table:table-column table:style-name="co8"/>
            <table:table-row table:style-name="ro8">
              <table:table-cell table:style-name="ce1"/>
            </table:table-row>
          </table:table>
          <draw:image xlink:href="Pictures/TablePreview12.svm" xlink:type="simple" xlink:show="embed" xlink:actuate="onLoad"/>
        </draw:frame>
        <draw:connector draw:style-name="gr3" draw:text-style-name="P5" draw:layer="layout" draw:type="curve" svg:x1="11.2cm" svg:y1="8.3cm" svg:x2="19.4cm" svg:y2="6.125cm" draw:start-shape="id12" draw:start-glue-point="10" draw:end-shape="id10" draw:end-glue-point="6" svg:d="M11200 8300c6151 0 2052-2175 8200-2175" svg:viewBox="0 0 8201 2176">
          <text:p text:style-name="P2"><text:span text:style-name="T3">time_out</text:span></text:p>
        </draw:connector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Tahoma" style:font-family-asian="Tahoma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Yann GOUY</meta:initial-creator>
    <meta:creation-date>2012-10-03T18:48:57</meta:creation-date>
    <dc:date>2016-12-07T19:48:51.801945957</dc:date>
    <meta:editing-duration>PT3H53M27S</meta:editing-duration>
    <meta:editing-cycles>10</meta:editing-cycles>
    <meta:generator>LibreOffice/5.2.3.3$Linux_X86_64 LibreOffice_project/20$Build-3</meta:generator>
    <meta:document-statistic meta:object-count="63"/>
  </office:meta>
</office:document-meta>
</file>